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MessageExchangeEvent.get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MessageExchangeEvent.setPortType( QName 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MessageExchangeEvent.ProcessMessageExchang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cessMessageExchangeEvent.getMessage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MessageExchangeEvent.setOperation( String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MessageExchangeEvent.setMexId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MessageExchangeEvent.ProcessMessageExchangeEvent( short aspect , QName processName , QName processId , Long process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MessageExchangeEvent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MessageExchangeEvent.get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MessageExchangeEvent.setAspect( short a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